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74in"/>
    </style:style>
    <style:style style:name="co2" style:family="table-column">
      <style:table-column-properties fo:break-before="auto" style:column-width="1.8492in"/>
    </style:style>
    <style:style style:name="co3" style:family="table-column">
      <style:table-column-properties fo:break-before="auto" style:column-width="2.0909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4" office:value-type="string" calcext:value-type="string">
            <text:p>Ensayo</text:p>
          </table:table-cell>
          <table:table-cell table:style-name="ce4" office:value-type="string" calcext:value-type="string">
            <text:p>T tcp 1 Host NC</text:p>
          </table:table-cell>
          <table:table-cell table:style-name="ce4" office:value-type="string" calcext:value-type="string">
            <text:p>T TCP 1 Host Conn</text:p>
          </table:table-cell>
          <table:table-cell table:style-name="ce4" office:value-type="string" calcext:value-type="string">
            <text:p>T TCP 2 Hosts NC</text:p>
          </table:table-cell>
          <table:table-cell table:style-name="ce4" office:value-type="string" calcext:value-type="string">
            <text:p>T TCP 2 Hosts <text:s/>Conn</text:p>
          </table:table-cell>
          <table:table-cell table:style-name="ce4" office:value-type="string" calcext:value-type="string">
            <text:p>T udp 1 Host</text:p>
          </table:table-cell>
          <table:table-cell table:style-name="ce4" office:value-type="string" calcext:value-type="string">
            <text:p>T udp 2 Hos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45.017" calcext:value-type="float">
            <text:p>545.02</text:p>
          </table:table-cell>
          <table:table-cell table:style-name="ce2" office:value-type="float" office:value="994.218" calcext:value-type="float">
            <text:p>994.22</text:p>
          </table:table-cell>
          <table:table-cell office:value-type="float" office:value="708.97" calcext:value-type="float">
            <text:p>708.97</text:p>
          </table:table-cell>
          <table:table-cell office:value-type="float" office:value="958.318" calcext:value-type="float">
            <text:p>958.318</text:p>
          </table:table-cell>
          <table:table-cell table:style-name="ce2" office:value-type="float" office:value="384.48" calcext:value-type="float">
            <text:p>384.48</text:p>
          </table:table-cell>
          <table:table-cell office:value-type="float" office:value="645.748" calcext:value-type="float">
            <text:p>645.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66.628" calcext:value-type="float">
            <text:p>566.63</text:p>
          </table:table-cell>
          <table:table-cell table:style-name="ce2" office:value-type="float" office:value="936.237" calcext:value-type="float">
            <text:p>936.24</text:p>
          </table:table-cell>
          <table:table-cell office:value-type="float" office:value="669.118" calcext:value-type="float">
            <text:p>669.118</text:p>
          </table:table-cell>
          <table:table-cell office:value-type="float" office:value="876.226" calcext:value-type="float">
            <text:p>876.226</text:p>
          </table:table-cell>
          <table:table-cell table:style-name="ce2" office:value-type="float" office:value="342.463" calcext:value-type="float">
            <text:p>342.46</text:p>
          </table:table-cell>
          <table:table-cell office:value-type="float" office:value="611.471" calcext:value-type="float">
            <text:p>611.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58.794" calcext:value-type="float">
            <text:p>558.79</text:p>
          </table:table-cell>
          <table:table-cell table:style-name="ce2" office:value-type="float" office:value="964.423" calcext:value-type="float">
            <text:p>964.42</text:p>
          </table:table-cell>
          <table:table-cell office:value-type="float" office:value="614.953" calcext:value-type="float">
            <text:p>614.953</text:p>
          </table:table-cell>
          <table:table-cell office:value-type="float" office:value="1265.867" calcext:value-type="float">
            <text:p>1265.867</text:p>
          </table:table-cell>
          <table:table-cell table:style-name="ce2" office:value-type="float" office:value="411.369" calcext:value-type="float">
            <text:p>411.37</text:p>
          </table:table-cell>
          <table:table-cell office:value-type="float" office:value="542.12" calcext:value-type="float">
            <text:p>542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33.757" calcext:value-type="float">
            <text:p>533.76</text:p>
          </table:table-cell>
          <table:table-cell table:style-name="ce2" office:value-type="float" office:value="962.256" calcext:value-type="float">
            <text:p>962.26</text:p>
          </table:table-cell>
          <table:table-cell office:value-type="float" office:value="596.934" calcext:value-type="float">
            <text:p>596.934</text:p>
          </table:table-cell>
          <table:table-cell office:value-type="float" office:value="1105.074" calcext:value-type="float">
            <text:p>1105.074</text:p>
          </table:table-cell>
          <table:table-cell table:style-name="ce2" office:value-type="float" office:value="411.369" calcext:value-type="float">
            <text:p>411.37</text:p>
          </table:table-cell>
          <table:table-cell office:value-type="float" office:value="523.472" calcext:value-type="float">
            <text:p>523.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46.869" calcext:value-type="float">
            <text:p>546.87</text:p>
          </table:table-cell>
          <table:table-cell table:style-name="ce2" office:value-type="float" office:value="1180.662" calcext:value-type="float">
            <text:p>1,180.66</text:p>
          </table:table-cell>
          <table:table-cell office:value-type="float" office:value="614.137" calcext:value-type="float">
            <text:p>614.137</text:p>
          </table:table-cell>
          <table:table-cell office:value-type="float" office:value="1063.223" calcext:value-type="float">
            <text:p>1063.223</text:p>
          </table:table-cell>
          <table:table-cell table:style-name="ce2" office:value-type="float" office:value="346.129" calcext:value-type="float">
            <text:p>346.13</text:p>
          </table:table-cell>
          <table:table-cell office:value-type="float" office:value="482.603" calcext:value-type="float">
            <text:p>482.603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7" table:formula="of:=AVERAGE([.B2:.B6])" office:value-type="float" office:value="550.213" calcext:value-type="float">
            <text:p>550.21</text:p>
          </table:table-cell>
          <table:table-cell table:style-name="ce7" table:formula="of:=AVERAGE([.C2:.C6])" office:value-type="float" office:value="1007.5592" calcext:value-type="float">
            <text:p>1,007.56</text:p>
          </table:table-cell>
          <table:table-cell table:style-name="ce7" table:formula="of:=AVERAGE([.D2:.D6])" office:value-type="float" office:value="640.8224" calcext:value-type="float">
            <text:p>640.82</text:p>
          </table:table-cell>
          <table:table-cell table:style-name="ce7" table:formula="of:=AVERAGE([.E2:.E6])" office:value-type="float" office:value="1053.7416" calcext:value-type="float">
            <text:p>1,053.74</text:p>
          </table:table-cell>
          <table:table-cell table:style-name="ce7" table:formula="of:=AVERAGE([.F2:.F6])" office:value-type="float" office:value="379.162" calcext:value-type="float">
            <text:p>379.16</text:p>
          </table:table-cell>
          <table:table-cell table:style-name="ce7" table:formula="of:=AVERAGE([.G2:.G6])" office:value-type="float" office:value="561.0828" calcext:value-type="float">
            <text:p>561.08</text:p>
          </table:table-cell>
        </table:table-row>
        <table:table-row table:style-name="ro1">
          <table:table-cell table:style-name="ce4" office:value-type="string" calcext:value-type="string">
            <text:p>Desviación std</text:p>
          </table:table-cell>
          <table:table-cell table:style-name="ce7" table:formula="of:=STDEV([.B2:.B6])" office:value-type="float" office:value="12.7677961489053" calcext:value-type="float">
            <text:p>12.77</text:p>
          </table:table-cell>
          <table:table-cell table:style-name="ce7" table:formula="of:=STDEV([.C2:.C6])" office:value-type="float" office:value="98.9223620810785" calcext:value-type="float">
            <text:p>98.92</text:p>
          </table:table-cell>
          <table:table-cell table:style-name="ce7" table:formula="of:=STDEV([.D2:.D6])" office:value-type="float" office:value="46.7767689382241" calcext:value-type="float">
            <text:p>46.78</text:p>
          </table:table-cell>
          <table:table-cell table:style-name="ce7" table:formula="of:=STDEV([.E2:.E6])" office:value-type="float" office:value="148.609849304479" calcext:value-type="float">
            <text:p>148.61</text:p>
          </table:table-cell>
          <table:table-cell table:style-name="ce7" table:formula="of:=STDEV([.F2:.F6])" office:value-type="float" office:value="33.6929462647599" calcext:value-type="float">
            <text:p>33.69</text:p>
          </table:table-cell>
          <table:table-cell table:style-name="ce7" table:formula="of:=STDEV([.G2:.G6])" office:value-type="float" office:value="66.4085948104611" calcext:value-type="float">
            <text:p>66.41</text:p>
          </table:table-cell>
        </table:table-row>
        <table:table-row table:style-name="ro1">
          <table:table-cell table:style-name="ce4" office:value-type="string" calcext:value-type="string">
            <text:p>Coef Variacion (des /media) * 100</text:p>
          </table:table-cell>
          <table:table-cell table:style-name="ce8" table:formula="of:=[.B8]/[.B7]" office:value-type="percentage" office:value="0.0232051880797169" calcext:value-type="percentage">
            <text:p>2.32%</text:p>
          </table:table-cell>
          <table:table-cell table:style-name="ce8" table:formula="of:=[.C8]/[.C7]" office:value-type="percentage" office:value="0.0981801983258934" calcext:value-type="percentage">
            <text:p>9.82%</text:p>
          </table:table-cell>
          <table:table-cell table:style-name="ce8" table:formula="of:=[.D8]/[.D7]" office:value-type="percentage" office:value="0.0729949030156001" calcext:value-type="percentage">
            <text:p>7.30%</text:p>
          </table:table-cell>
          <table:table-cell table:style-name="ce8" table:formula="of:=[.E8]/[.E7]" office:value-type="percentage" office:value="0.141030637211703" calcext:value-type="percentage">
            <text:p>14.10%</text:p>
          </table:table-cell>
          <table:table-cell table:style-name="ce8" table:formula="of:=[.F8]/[.F7]" office:value-type="percentage" office:value="0.0888616113027148" calcext:value-type="percentage">
            <text:p>8.89%</text:p>
          </table:table-cell>
          <table:table-cell table:style-name="ce8" table:formula="of:=[.G8]/[.G7]" office:value-type="percentage" office:value="0.118357922949093" calcext:value-type="percentage">
            <text:p>11.84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Delay</text:p>
          </table:table-cell>
          <table:table-cell table:style-name="ce4" office:value-type="string" calcext:value-type="string">
            <text:p>T (ms) PoolRoutines</text:p>
          </table:table-cell>
          <table:table-cell table:style-name="ce4" office:value-type="string" calcext:value-type="string">
            <text:p>T (ms) InfiniteGoRoutines</text:p>
          </table:table-cell>
          <table:table-cell table:style-name="ce4" office:value-type="string" calcext:value-type="string">
            <text:p>T (ms) Master-Wor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ición 1</text:p>
          </table:table-cell>
          <table:table-cell office:value-type="float" office:value="24.003958" calcext:value-type="float">
            <text:p>24.003958</text:p>
          </table:table-cell>
          <table:table-cell office:value-type="float" office:value="22.440336" calcext:value-type="float">
            <text:p>22.440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</text:p>
          </table:table-cell>
          <table:table-cell office:value-type="float" office:value="26.517872" calcext:value-type="float">
            <text:p>26.517872</text:p>
          </table:table-cell>
          <table:table-cell office:value-type="float" office:value="20.675575" calcext:value-type="float">
            <text:p>20.675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</text:p>
          </table:table-cell>
          <table:table-cell office:value-type="float" office:value="23.651131" calcext:value-type="float">
            <text:p>23.651131</text:p>
          </table:table-cell>
          <table:table-cell office:value-type="float" office:value="22.196009" calcext:value-type="float">
            <text:p>22.196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</text:p>
          </table:table-cell>
          <table:table-cell office:value-type="float" office:value="24.540077" calcext:value-type="float">
            <text:p>24.540077</text:p>
          </table:table-cell>
          <table:table-cell office:value-type="float" office:value="24.521574" calcext:value-type="float">
            <text:p>24.521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</text:p>
          </table:table-cell>
          <table:table-cell office:value-type="float" office:value="34.120131" calcext:value-type="float">
            <text:p>34.120131</text:p>
          </table:table-cell>
          <table:table-cell office:value-type="float" office:value="29.984521" calcext:value-type="float">
            <text:p>29.984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6</text:p>
          </table:table-cell>
          <table:table-cell office:value-type="float" office:value="33.802341" calcext:value-type="float">
            <text:p>33.802341</text:p>
          </table:table-cell>
          <table:table-cell office:value-type="float" office:value="31.860762" calcext:value-type="float">
            <text:p>31.860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7</text:p>
          </table:table-cell>
          <table:table-cell office:value-type="float" office:value="22.235289" calcext:value-type="float">
            <text:p>22.235289</text:p>
          </table:table-cell>
          <table:table-cell office:value-type="float" office:value="21.969346" calcext:value-type="float">
            <text:p>21.969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8</text:p>
          </table:table-cell>
          <table:table-cell office:value-type="float" office:value="23.543115" calcext:value-type="float">
            <text:p>23.543115</text:p>
          </table:table-cell>
          <table:table-cell office:value-type="float" office:value="23.424892" calcext:value-type="float">
            <text:p>23.424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9</text:p>
          </table:table-cell>
          <table:table-cell office:value-type="float" office:value="24.803388" calcext:value-type="float">
            <text:p>24.803388</text:p>
          </table:table-cell>
          <table:table-cell office:value-type="float" office:value="22.537538" calcext:value-type="float">
            <text:p>22.537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0</text:p>
          </table:table-cell>
          <table:table-cell office:value-type="float" office:value="23.713445" calcext:value-type="float">
            <text:p>23.713445</text:p>
          </table:table-cell>
          <table:table-cell office:value-type="float" office:value="26.001748" calcext:value-type="float">
            <text:p>26.001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1</text:p>
          </table:table-cell>
          <table:table-cell office:value-type="float" office:value="32.76675" calcext:value-type="float">
            <text:p>32.76675</text:p>
          </table:table-cell>
          <table:table-cell office:value-type="float" office:value="29.491143" calcext:value-type="float">
            <text:p>29.491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2</text:p>
          </table:table-cell>
          <table:table-cell office:value-type="float" office:value="32.408757" calcext:value-type="float">
            <text:p>32.408757</text:p>
          </table:table-cell>
          <table:table-cell office:value-type="float" office:value="31.044557" calcext:value-type="float">
            <text:p>31.044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3</text:p>
          </table:table-cell>
          <table:table-cell office:value-type="float" office:value="21.251734" calcext:value-type="float">
            <text:p>21.251734</text:p>
          </table:table-cell>
          <table:table-cell office:value-type="float" office:value="20.616725" calcext:value-type="float">
            <text:p>20.616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4</text:p>
          </table:table-cell>
          <table:table-cell office:value-type="float" office:value="22.909572" calcext:value-type="float">
            <text:p>22.909572</text:p>
          </table:table-cell>
          <table:table-cell office:value-type="float" office:value="20.325267" calcext:value-type="float">
            <text:p>20.325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5</text:p>
          </table:table-cell>
          <table:table-cell office:value-type="float" office:value="21.308604" calcext:value-type="float">
            <text:p>21.308604</text:p>
          </table:table-cell>
          <table:table-cell office:value-type="float" office:value="20.421451" calcext:value-type="float">
            <text:p>20.421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6</text:p>
          </table:table-cell>
          <table:table-cell office:value-type="float" office:value="23.66865" calcext:value-type="float">
            <text:p>23.66865</text:p>
          </table:table-cell>
          <table:table-cell office:value-type="float" office:value="23.037102" calcext:value-type="float">
            <text:p>23.037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7</text:p>
          </table:table-cell>
          <table:table-cell office:value-type="float" office:value="30.585849" calcext:value-type="float">
            <text:p>30.585849</text:p>
          </table:table-cell>
          <table:table-cell office:value-type="float" office:value="30.017206" calcext:value-type="float">
            <text:p>30.017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8</text:p>
          </table:table-cell>
          <table:table-cell office:value-type="float" office:value="30.0116" calcext:value-type="float">
            <text:p>30.0116</text:p>
          </table:table-cell>
          <table:table-cell office:value-type="float" office:value="30.005614" calcext:value-type="float">
            <text:p>30.005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19</text:p>
          </table:table-cell>
          <table:table-cell office:value-type="float" office:value="21.388731" calcext:value-type="float">
            <text:p>21.388731</text:p>
          </table:table-cell>
          <table:table-cell office:value-type="float" office:value="23.560352" calcext:value-type="float">
            <text:p>23.56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0</text:p>
          </table:table-cell>
          <table:table-cell office:value-type="float" office:value="20.74328" calcext:value-type="float">
            <text:p>20.74328</text:p>
          </table:table-cell>
          <table:table-cell office:value-type="float" office:value="23.412113" calcext:value-type="float">
            <text:p>23.412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1</text:p>
          </table:table-cell>
          <table:table-cell office:value-type="float" office:value="20.268401" calcext:value-type="float">
            <text:p>20.268401</text:p>
          </table:table-cell>
          <table:table-cell office:value-type="float" office:value="22.970197" calcext:value-type="float">
            <text:p>22.970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2</text:p>
          </table:table-cell>
          <table:table-cell office:value-type="float" office:value="22.448859" calcext:value-type="float">
            <text:p>22.448859</text:p>
          </table:table-cell>
          <table:table-cell office:value-type="float" office:value="28.945375" calcext:value-type="float">
            <text:p>28.945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3</text:p>
          </table:table-cell>
          <table:table-cell office:value-type="float" office:value="30.122432" calcext:value-type="float">
            <text:p>30.122432</text:p>
          </table:table-cell>
          <table:table-cell office:value-type="float" office:value="31.622841" calcext:value-type="float">
            <text:p>31.622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4</text:p>
          </table:table-cell>
          <table:table-cell office:value-type="float" office:value="29.602738" calcext:value-type="float">
            <text:p>29.602738</text:p>
          </table:table-cell>
          <table:table-cell office:value-type="float" office:value="33.610728" calcext:value-type="float">
            <text:p>33.610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5</text:p>
          </table:table-cell>
          <table:table-cell office:value-type="float" office:value="22.534746" calcext:value-type="float">
            <text:p>22.534746</text:p>
          </table:table-cell>
          <table:table-cell office:value-type="float" office:value="21.752591" calcext:value-type="float">
            <text:p>21.752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6</text:p>
          </table:table-cell>
          <table:table-cell office:value-type="float" office:value="22.284991" calcext:value-type="float">
            <text:p>22.284991</text:p>
          </table:table-cell>
          <table:table-cell office:value-type="float" office:value="21.226693" calcext:value-type="float">
            <text:p>21.226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7</text:p>
          </table:table-cell>
          <table:table-cell office:value-type="float" office:value="24.535947" calcext:value-type="float">
            <text:p>24.535947</text:p>
          </table:table-cell>
          <table:table-cell office:value-type="float" office:value="22.839847" calcext:value-type="float">
            <text:p>22.839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8</text:p>
          </table:table-cell>
          <table:table-cell office:value-type="float" office:value="25.516466" calcext:value-type="float">
            <text:p>25.516466</text:p>
          </table:table-cell>
          <table:table-cell office:value-type="float" office:value="21.06666" calcext:value-type="float">
            <text:p>21.06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29</text:p>
          </table:table-cell>
          <table:table-cell office:value-type="float" office:value="30.936304" calcext:value-type="float">
            <text:p>30.936304</text:p>
          </table:table-cell>
          <table:table-cell office:value-type="float" office:value="30.443605" calcext:value-type="float">
            <text:p>30.443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0</text:p>
          </table:table-cell>
          <table:table-cell office:value-type="float" office:value="30.715475" calcext:value-type="float">
            <text:p>30.715475</text:p>
          </table:table-cell>
          <table:table-cell office:value-type="float" office:value="34.021849" calcext:value-type="float">
            <text:p>34.021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1</text:p>
          </table:table-cell>
          <table:table-cell office:value-type="float" office:value="22.023978" calcext:value-type="float">
            <text:p>22.023978</text:p>
          </table:table-cell>
          <table:table-cell office:value-type="float" office:value="22.771534" calcext:value-type="float">
            <text:p>22.771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2</text:p>
          </table:table-cell>
          <table:table-cell office:value-type="float" office:value="20.652616" calcext:value-type="float">
            <text:p>20.652616</text:p>
          </table:table-cell>
          <table:table-cell office:value-type="float" office:value="22.285618" calcext:value-type="float">
            <text:p>22.285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3</text:p>
          </table:table-cell>
          <table:table-cell office:value-type="float" office:value="20.29253" calcext:value-type="float">
            <text:p>20.29253</text:p>
          </table:table-cell>
          <table:table-cell office:value-type="float" office:value="22.846422" calcext:value-type="float">
            <text:p>22.846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4</text:p>
          </table:table-cell>
          <table:table-cell office:value-type="float" office:value="23.701964" calcext:value-type="float">
            <text:p>23.701964</text:p>
          </table:table-cell>
          <table:table-cell office:value-type="float" office:value="26.664661" calcext:value-type="float">
            <text:p>26.664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5</text:p>
          </table:table-cell>
          <table:table-cell office:value-type="float" office:value="30.472665" calcext:value-type="float">
            <text:p>30.472665</text:p>
          </table:table-cell>
          <table:table-cell office:value-type="float" office:value="27.267909" calcext:value-type="float">
            <text:p>27.267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6</text:p>
          </table:table-cell>
          <table:table-cell office:value-type="float" office:value="30.308021" calcext:value-type="float">
            <text:p>30.308021</text:p>
          </table:table-cell>
          <table:table-cell office:value-type="float" office:value="32.386492" calcext:value-type="float">
            <text:p>32.386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7</text:p>
          </table:table-cell>
          <table:table-cell office:value-type="float" office:value="23.32186" calcext:value-type="float">
            <text:p>23.32186</text:p>
          </table:table-cell>
          <table:table-cell office:value-type="float" office:value="22.43317" calcext:value-type="float">
            <text:p>22.43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8</text:p>
          </table:table-cell>
          <table:table-cell office:value-type="float" office:value="24.532003" calcext:value-type="float">
            <text:p>24.532003</text:p>
          </table:table-cell>
          <table:table-cell office:value-type="float" office:value="22.020437" calcext:value-type="float">
            <text:p>22.020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39</text:p>
          </table:table-cell>
          <table:table-cell office:value-type="float" office:value="23.120364" calcext:value-type="float">
            <text:p>23.120364</text:p>
          </table:table-cell>
          <table:table-cell office:value-type="float" office:value="23.518593" calcext:value-type="float">
            <text:p>23.518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0</text:p>
          </table:table-cell>
          <table:table-cell office:value-type="float" office:value="26.092103" calcext:value-type="float">
            <text:p>26.092103</text:p>
          </table:table-cell>
          <table:table-cell office:value-type="float" office:value="25.687236" calcext:value-type="float">
            <text:p>25.687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1</text:p>
          </table:table-cell>
          <table:table-cell office:value-type="float" office:value="32.251464" calcext:value-type="float">
            <text:p>32.251464</text:p>
          </table:table-cell>
          <table:table-cell office:value-type="float" office:value="28.049541" calcext:value-type="float">
            <text:p>28.04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2</text:p>
          </table:table-cell>
          <table:table-cell office:value-type="float" office:value="31.885749" calcext:value-type="float">
            <text:p>31.885749</text:p>
          </table:table-cell>
          <table:table-cell office:value-type="float" office:value="30.956725" calcext:value-type="float">
            <text:p>30.956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3</text:p>
          </table:table-cell>
          <table:table-cell office:value-type="float" office:value="22.820111" calcext:value-type="float">
            <text:p>22.820111</text:p>
          </table:table-cell>
          <table:table-cell office:value-type="float" office:value="21.91068" calcext:value-type="float">
            <text:p>21.91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4</text:p>
          </table:table-cell>
          <table:table-cell office:value-type="float" office:value="22.122013" calcext:value-type="float">
            <text:p>22.122013</text:p>
          </table:table-cell>
          <table:table-cell office:value-type="float" office:value="21.601094" calcext:value-type="float">
            <text:p>21.601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5</text:p>
          </table:table-cell>
          <table:table-cell office:value-type="float" office:value="22.167808" calcext:value-type="float">
            <text:p>22.167808</text:p>
          </table:table-cell>
          <table:table-cell office:value-type="float" office:value="21.35795" calcext:value-type="float">
            <text:p>21.35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6</text:p>
          </table:table-cell>
          <table:table-cell office:value-type="float" office:value="24.916255" calcext:value-type="float">
            <text:p>24.916255</text:p>
          </table:table-cell>
          <table:table-cell office:value-type="float" office:value="25.498739" calcext:value-type="float">
            <text:p>25.498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7</text:p>
          </table:table-cell>
          <table:table-cell office:value-type="float" office:value="30.421981" calcext:value-type="float">
            <text:p>30.421981</text:p>
          </table:table-cell>
          <table:table-cell office:value-type="float" office:value="28.960764" calcext:value-type="float">
            <text:p>28.960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8</text:p>
          </table:table-cell>
          <table:table-cell office:value-type="float" office:value="31.799065" calcext:value-type="float">
            <text:p>31.799065</text:p>
          </table:table-cell>
          <table:table-cell office:value-type="float" office:value="30.228924" calcext:value-type="float">
            <text:p>30.228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49</text:p>
          </table:table-cell>
          <table:table-cell office:value-type="float" office:value="21.851314" calcext:value-type="float">
            <text:p>21.851314</text:p>
          </table:table-cell>
          <table:table-cell office:value-type="float" office:value="22.268451" calcext:value-type="float">
            <text:p>22.268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0</text:p>
          </table:table-cell>
          <table:table-cell office:value-type="float" office:value="21.825167" calcext:value-type="float">
            <text:p>21.825167</text:p>
          </table:table-cell>
          <table:table-cell office:value-type="float" office:value="24.082489" calcext:value-type="float">
            <text:p>24.082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1</text:p>
          </table:table-cell>
          <table:table-cell office:value-type="float" office:value="20.997924" calcext:value-type="float">
            <text:p>20.997924</text:p>
          </table:table-cell>
          <table:table-cell office:value-type="float" office:value="21.427635" calcext:value-type="float">
            <text:p>21.427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2</text:p>
          </table:table-cell>
          <table:table-cell office:value-type="float" office:value="22.525209" calcext:value-type="float">
            <text:p>22.525209</text:p>
          </table:table-cell>
          <table:table-cell office:value-type="float" office:value="30.843579" calcext:value-type="float">
            <text:p>30.843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3</text:p>
          </table:table-cell>
          <table:table-cell office:value-type="float" office:value="30.105006" calcext:value-type="float">
            <text:p>30.105006</text:p>
          </table:table-cell>
          <table:table-cell office:value-type="float" office:value="29.422533" calcext:value-type="float">
            <text:p>29.422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4</text:p>
          </table:table-cell>
          <table:table-cell office:value-type="float" office:value="30.041303" calcext:value-type="float">
            <text:p>30.041303</text:p>
          </table:table-cell>
          <table:table-cell office:value-type="float" office:value="32.495991" calcext:value-type="float">
            <text:p>32.495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5</text:p>
          </table:table-cell>
          <table:table-cell office:value-type="float" office:value="21.425471" calcext:value-type="float">
            <text:p>21.425471</text:p>
          </table:table-cell>
          <table:table-cell office:value-type="float" office:value="21.692574" calcext:value-type="float">
            <text:p>21.692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6</text:p>
          </table:table-cell>
          <table:table-cell office:value-type="float" office:value="23.714889" calcext:value-type="float">
            <text:p>23.714889</text:p>
          </table:table-cell>
          <table:table-cell office:value-type="float" office:value="20.71363" calcext:value-type="float">
            <text:p>20.71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7</text:p>
          </table:table-cell>
          <table:table-cell office:value-type="float" office:value="23.264787" calcext:value-type="float">
            <text:p>23.264787</text:p>
          </table:table-cell>
          <table:table-cell office:value-type="float" office:value="21.747461" calcext:value-type="float">
            <text:p>21.747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8</text:p>
          </table:table-cell>
          <table:table-cell office:value-type="float" office:value="22.584189" calcext:value-type="float">
            <text:p>22.584189</text:p>
          </table:table-cell>
          <table:table-cell office:value-type="float" office:value="35.796055" calcext:value-type="float">
            <text:p>35.796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59</text:p>
          </table:table-cell>
          <table:table-cell office:value-type="float" office:value="29.699032" calcext:value-type="float">
            <text:p>29.699032</text:p>
          </table:table-cell>
          <table:table-cell office:value-type="float" office:value="36.700575" calcext:value-type="float">
            <text:p>36.700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ición 60</text:p>
          </table:table-cell>
          <table:table-cell office:value-type="float" office:value="32.622919" calcext:value-type="float">
            <text:p>32.622919</text:p>
          </table:table-cell>
          <table:table-cell office:value-type="float" office:value="35.683021" calcext:value-type="float">
            <text:p>35.68302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empo Medio (60 datos)</text:p>
          </table:table-cell>
          <table:table-cell table:style-name="ce9" table:formula="of:=AVERAGE([.B12:.B71])" office:value-type="float" office:value="25.67500655" calcext:value-type="float">
            <text:p>25.67500655</text:p>
          </table:table-cell>
          <table:table-cell table:style-name="ce4" table:formula="of:=AVERAGE([.C12:.C71])" office:value-type="float" office:value="25.922745" calcext:value-type="float">
            <text:p>25.92274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xec (ms)</text:p>
          </table:table-cell>
          <table:table-cell table:style-name="ce4" office:value-type="string" calcext:value-type="string">
            <text:p>2*Texec</text:p>
          </table:table-cell>
          <table:table-cell table:number-columns-repeated="5"/>
        </table:table-row>
        <table:table-row table:style-name="ro1">
          <table:table-cell table:style-name="ce4" office:value-type="float" office:value="11.45" calcext:value-type="float">
            <text:p>11.45</text:p>
          </table:table-cell>
          <table:table-cell table:style-name="ce4" table:formula="of:=2*[.A74]" office:value-type="float" office:value="22.9" calcext:value-type="float">
            <text:p>2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S (1/Tex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6:49:47.043448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5:38:21.137622430</meta:creation-date>
    <dc:date>2024-10-03T20:12:44.987118224</dc:date>
    <meta:editing-duration>PT3H35M27S</meta:editing-duration>
    <meta:editing-cycles>23</meta:editing-cycles>
    <meta:generator>LibreOffice/24.2.6.2$Linux_X86_64 LibreOffice_project/420$Build-2</meta:generator>
    <meta:document-statistic meta:table-count="1" meta:cell-count="255" meta:object-count="0"/>
  </office:meta>
</office:document-meta>
</file>